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2.929cm"/>
    </style:style>
    <style:style style:name="gr2" style:family="graphic" style:parent-style-name="standard">
      <style:graphic-properties draw:stroke="solid" draw:stroke-dash="Dashed_20__28_var_29_" draw:fill="solid" draw:fill-color="#729fcf" draw:textarea-horizontal-align="justify" draw:textarea-vertical-align="middle" draw:auto-grow-height="false" fo:min-height="1.147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.929cm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048cm" svg:x="10.779cm" svg:y="5.191cm">
          <text:p text:style-name="P1">Electrónica</text:p>
          <text:p text:style-name="P1">RF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1.397cm" draw:transform="rotate (1.5707963267949) translate (15.097cm 8.239cm)">
          <text:p text:style-name="P1">Antena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429cm" svg:height="1.397cm" svg:x="6.588cm" svg:y="5.191cm">
          <text:p text:style-name="P1">Modulad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1.397cm" svg:x="6.588cm" svg:y="6.842cm">
          <text:p text:style-name="P1">Pasa Bajo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3.048cm" svg:x="2.397cm" svg:y="5.191cm">
          <text:p text:style-name="P1">Procesado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017cm" svg:y1="5.953cm" svg:x2="10.779cm" svg:y2="5.953cm">
          <text:p/>
        </draw:line>
        <draw:line draw:style-name="gr4" draw:text-style-name="P1" draw:layer="layout" svg:x1="14.208cm" svg:y1="6.715cm" svg:x2="15.097cm" svg:y2="6.715cm">
          <text:p/>
        </draw:line>
        <draw:line draw:style-name="gr4" draw:text-style-name="P1" draw:layer="layout" svg:x1="10.779cm" svg:y1="7.604cm" svg:x2="10.017cm" svg:y2="7.604cm">
          <text:p/>
        </draw:line>
        <draw:line draw:style-name="gr4" draw:text-style-name="P1" draw:layer="layout" svg:x1="6.588cm" svg:y1="7.604cm" svg:x2="5.826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3T19:36:25.526232237</meta:creation-date>
    <dc:date>2017-04-13T20:02:15.444401740</dc:date>
    <dc:creator>Francisco Soler</dc:creator>
    <meta:editing-duration>PT10M39S</meta:editing-duration>
    <meta:editing-cycles>1</meta:editing-cycles>
    <meta:document-statistic meta:object-count="9"/>
    <meta:generator>LibreOffice/4.3.3.2$Linux_X86_64 LibreOffice_project/430m0$Build-2</meta:generator>
  </office:meta>
</office:document-meta>
</file>